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ItemResource.removeMember( DavResource memb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ItemResource.spool( OutputContext outputContext )</text:p>
          </table:table-cell>
          <table:table-cell office:value-type="float" office:value="9">
            <text:p text:style-name="Table_20_Contents">9</text:p>
          </table:table-cell>
          <table:table-cell office:value-type="float" office:value="4">
            <text:p text:style-name="Table_20_Contents">4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DefaultItemResource.getModification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ItemResource.initProperties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DefaultItemResource.addMember( DavResource resource , InputContext input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ItemResource.alterProperties( List changeLis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DefaultItemResource.isColl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ItemResource.DefaultItemResource( DavResourceLocator locator , JcrDavSession session , DavResourceFactory factory , Item ite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ItemResource.internalSetProperty( DavProperty property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DefaultItemResource.getLock( Type type , Scope sco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faultItemResource.setProperty( DavProperty proper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ItemResource.removeProperty( DavPropertyName property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ItemResource.isMultipl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efaultItemResource.getMemb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